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ue Montreal" svg:font-family="'Neue Montreal', 'Helvetica Neue', Helvetica, Arial, sans-serif, 'Apple Color Emoji', 'Segoe UI Emoji', 'Segoe UI Symbol', 'Noto Color Emoji'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181818" style:font-name="Neue Montreal" fo:font-size="10.5pt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bjective:</text:span><text:line-break/><text:line-break/><text:span text:style-name="T1">I am looking for a skilled data scientist or machine learning expert to develop a forecasting model for electric and heat demand. The goal is to accurately predict the next 24 hours of demand, with a 15-minute frequency, using historical data from 2023 and partial data from 2024.</text:span><text:line-break/><text:line-break/><text:span text:style-name="T1">Data:</text:span><text:line-break/><text:line-break/><text:span text:style-name="T1">Electric Demand Dataset:</text:span><text:line-break/><text:line-break/><text:span text:style-name="T1">Complete data for 2023, recorded every 15 minutes.</text:span><text:line-break/><text:span text:style-name="T1">Partial data for 2024, available until June, recorded every 15 minutes.</text:span><text:line-break/><text:line-break/><text:span text:style-name="T1">Heat Demand Dataset:</text:span><text:line-break/><text:line-break/><text:span text:style-name="T1">Complete data for 2023, recorded every 15 minutes.</text:span><text:line-break/><text:span text:style-name="T1">Requirements:</text:span><text:line-break/><text:line-break/><text:span text:style-name="T1">Forecasting Horizon:</text:span><text:line-break/><text:line-break/><text:span text:style-name="T1">Predict the next 24 hours of demand with a 15-minute frequency.</text:span><text:line-break/><text:span text:style-name="T1">Model Training:</text:span><text:line-break/><text:line-break/><text:span text:style-name="T1">Develop a robust forecasting model using the provided datasets.</text:span><text:line-break/><text:span text:style-name="T1">Ensure the model can generalize well to new data, allowing it to predict future demand based on recent historical data.</text:span><text:line-break/><text:span text:style-name="T1">Implementation:</text:span><text:line-break/><text:line-break/><text:span text:style-name="T1">The model should be able to take in new data (e.g., today’s data) and provide forecasts for the next day (i.e., tomorrow’s total measure) for both electric and heat demand.</text:span><text:line-break/><text:span text:style-name="T1">The approach for both datasets should be consistent, leveraging similar techniques for both electric and heat demand forecasting.</text:span><text:line-break/><text:span text:style-name="T1">Deliverables:</text:span><text:line-break/><text:line-break/><text:span text:style-name="T1">A trained forecasting model for both electric and heat demand.</text:span><text:line-break/><text:span text:style-name="T1">A script or tool to input new data and generate the forecast for the next 24 hours.</text:span><text:line-break/><text:span text:style-name="T1">Documentation explaining the methodology, model performance, and usage instructions.</text:span><text:line-break/><text:span text:style-name="T1">Preferred Qualifications:</text:span><text:line-break/><text:line-break/><text:span text:style-name="T1">Experience with time series forecasting and relevant libraries (e.g., Prophet, ARIMA, LSTM).</text:span><text:line-break/><text:span text:style-name="T1">Proficiency in Python or R.</text:span><text:line-break/><text:span text:style-name="T1">Strong understanding of data preprocessing techniques for time series data.</text:span><text:line-break/><text:span text:style-name="T1">Previous experience with energy demand forecasting is a plus.</text:span><text:line-break/><text:line-break/><text:line-break/><text:span text:style-name="T1">Application:</text:span><text:line-break/><text:line-break/><text:span text:style-name="T1">Please include the following in your proposal:</text:span><text:line-break/><text:line-break/><text:span text:style-name="T1">Your approach to solving this task.</text:span><text:line-break/><text:span text:style-name="T1">Relevant experience and examples of similar projects you have worked on.</text:span><text:line-break/><text:span text:style-name="T1">Estimated timeline and cost for the project.</text:span><text:line-break/><text:soft-page-break/><text:span text:style-name="T1">I look forward to working with a talented freelancer who can help achieve accurate and reliable forecasting for electric and heat dema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ue Montreal" svg:font-family="'Neue Montreal', 'Helvetica Neue', Helvetica, Arial, sans-serif, 'Apple Color Emoji', 'Segoe UI Emoji', 'Segoe UI Symbol', 'Noto Color Emoji'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Yousuf</meta:initial-creator>
    <meta:creation-date>2024-06-27T21:03:37</meta:creation-date>
    <meta:document-statistic meta:table-count="0" meta:image-count="0" meta:object-count="0" meta:page-count="2" meta:paragraph-count="1" meta:word-count="306" meta:character-count="2034"/>
    <dc:date>2024-06-27T21:04:26</dc:date>
    <dc:creator>Michael Yousuf</dc:creator>
    <meta:editing-duration>PT54S</meta:editing-duration>
    <meta:editing-cycles>1</meta:editing-cycles>
    <meta:generator>OpenOffice/4.1.7$Unix OpenOffice.org_project/417m1$Build-9800</meta:generator>
  </office:meta>
</office:document-meta>
</file>